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581cm" table:align="left"/>
    </style:style>
    <style:style style:name="Таблица1.A" style:family="table-column">
      <style:table-column-properties style:column-width="0.766cm"/>
    </style:style>
    <style:style style:name="Таблица1.B" style:family="table-column">
      <style:table-column-properties style:column-width="3.933cm"/>
    </style:style>
    <style:style style:name="Таблица1.C" style:family="table-column">
      <style:table-column-properties style:column-width="8.461cm"/>
    </style:style>
    <style:style style:name="Таблица1.D" style:family="table-column">
      <style:table-column-properties style:column-width="4.42cm"/>
    </style:style>
    <style:style style:name="Таблица1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4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5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6" style:family="paragraph" style:parent-style-name="Standard" style:list-style-name="L14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7" style:family="paragraph" style:parent-style-name="Standard" style:list-style-name="L1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1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6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30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4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5" style:family="paragraph" style:parent-style-name="Standard" style:list-style-name="L20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8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8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9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18">
      <style:paragraph-properties fo:line-height="150%" fo:text-align="justify" style:justify-single-word="false"/>
    </style:style>
    <style:style style:name="P60" style:family="paragraph" style:parent-style-name="Standard" style:list-style-name="L22">
      <style:paragraph-properties fo:line-height="150%" fo:text-align="justify" style:justify-single-word="false"/>
    </style:style>
    <style:style style:name="P61" style:family="paragraph" style:parent-style-name="Standard" style:list-style-name="L2">
      <style:paragraph-properties fo:margin-left="0.697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62" style:family="paragraph" style:parent-style-name="Header">
      <style:paragraph-properties fo:text-align="end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style:font-name-asian="Droid Sans Fallback" style:font-name-complex="Lohit Hindi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language="ru" fo:country="RU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language="uk" fo:country="UA"/>
    </style:style>
    <style:style style:name="T9" style:family="text">
      <style:text-properties fo:font-variant="normal" fo:text-transform="none" fo:color="#000000" fo:letter-spacing="normal" fo:language="uk" fo:country="UA" fo:font-style="normal" fo:font-weight="normal"/>
    </style:style>
    <style:style style:name="T10" style:family="text">
      <style:text-properties fo:font-variant="normal" fo:text-transform="none" fo:color="#000000" fo:letter-spacing="normal" fo:language="en" fo:country="US"/>
    </style:style>
    <style:style style:name="T1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2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Times New Roman1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Times New Roman1" fo:letter-spacing="normal" fo:language="uk" fo:country="UA"/>
    </style:style>
    <style:style style:name="T16" style:family="text">
      <style:text-properties fo:language="en" fo:country="US"/>
    </style:style>
    <style:style style:name="T17" style:family="text">
      <style:text-properties fo:language="uk" fo:country="UA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озділ I</text:p>
      <text:p text:style-name="P10">Деривація та способи словотворення в СУЛМ</text:p>
      <text:p text:style-name="P11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11">Термін “деривація” має двояке значення:</text:p>
      <text:list xml:id="list27079858" text:style-name="L1">
        <text:list-item>
          <text:p text:style-name="P23">це сама система словотвірної будови мови, яка утворювалася за своїми внутрішніми законами протягом усього історичного розвитку мови; [<text:span text:style-name="T7">Вакарюк Л., Панцьо С. Українська мова. Морфеміка і словотвір. — Тернопіль, 2004, C. 89</text:span>]</text:p>
        </text:list-item>
        <text:list-item>
          <text:p text:style-name="P23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 [Ковалик І. Вчення про словотвір. Вип. 2. — Львів, 1961, С. 54 ]</text:p>
        </text:list-item>
      </text:list>
      <text:p text:style-name="P11">Словотвір, як і мову в цілому, можна вивчати у двох аспектах: діахронічному і синхронічному.</text:p>
      <text:p text:style-name="P11"><text:span text:style-name="T18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11"><text:span text:style-name="T18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 <text:s text:c="72"/></text:p>
      <text:p text:style-name="P11">[<text:span text:style-name="T7">Вакарюк Л., Панцьо С. Українська мова. Морфеміка і словотвір. -- Тернопіль, 2004, C. 89</text:span>]</text:p>
      <text:p text:style-name="P11"/>
      <text:p text:style-name="P11">Об’єктом <text:s/>словотвору є слово, яке вивчається також в інших розділах лінгвістичної <text:soft-page-break/>науки. У словотворі розглядаються не всі слова, а тільки похідні і не самі по собі, а в їх відношеннях з відповідними твірними, у їх зв’язку з іншими похідними, однотипними за способом словотворення, за моделлю. Компонентами 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27083084" text:style-name="L2">
        <text:list-item>
          <text:p text:style-name="P24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24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24">виявлення основних закономірностей і тенденцій, що активно діють у словотворчих процесах постійного збагачення лексичного складу новими утвореннями</text:p>
          <text:p text:style-name="P61">[Словотвір сучасної української літературної мови. — К., 1979, С. 7] </text:p>
        </text:list-item>
      </text:list>
      <text:p text:style-name="P11"/>
      <text:p text:style-name="P11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11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11">Похідне слово виникає в мові як результат процесів словотворення, які у підсумку <text:soft-page-break/>зводяться до процесів комбінаторики та<text:span text:style-name="T1"> «складання» морфем. Розуміння реальних шляхів виникнення похідного слова зумовлює можливість адекватного аналізу </text:span><text:span text:style-name="T1">його формальної організації шляхом аналізу окремих компонентів його структур</text:span><text:span text:style-name="T2">‪‫‪‏‪</text:span><text:span text:style-name="T3"> </text:span><text:span text:style-name="T1">— твірної основи і форманта.</text:span></text:p>
      <text:p text:style-name="P11"><text:span text:style-name="T1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і і досить часто сплутується з іншим терміном — «морфемна </text:span><text:span text:style-name="T1">(морфологічна) структура слова».</text:span></text:p>
      <text:p text:style-name="P8">Словотвірна стуктура — це подільність слова на елементи, які безпосередньо беруть участь у творенні даного слова.</text:p>
      <text:p text:style-name="P8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8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 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8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<text:soft-page-break/>слово завжди має поруч із собою слово твірне.</text:p>
      <text:p text:style-name="P8">Похідне та його твірне слово у словотвірній парі мають різний характер. Похідне слово структурою та семантикою зумовлюється твірним. Це означає, що будь-яке похідне слово з «необхідністю» «шукає» своє твірне, а тому зіставлення членів словотвірної пари відбувається в напрямку від похідного <text:span text:style-name="T17">д</text:span>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8">Твірн<text:span text:style-name="T17">е</text:span>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8">Твірне слово разом із похідним складають таку комплексну одиницю словотвірної системи, як словотвірна пара.</text:p>
      <text:p text:style-name="P8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8">Наприклад: інструмент → інструментарій, міський → приміський, комедія → комедіант та ін.</text:p>
      <text:p text:style-name="P8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8">Словотвірна пара — це мінімальний, бінарний ланцюжок, який є складовим елементом словотвірного гнізда.</text:p>
      <text:p text:style-name="P8">[<text:span text:style-name="T7">Вакарюк Л., Панцьо С. Українська мова. Морфеміка і словотвір. </text:span><text:span text:style-name="T7">—</text:span><text:span text:style-name="T7"> Тернопіль, 2004, C. </text:span><text:span text:style-name="T9">100</text:span><text:span text:style-name="T7">—</text:span><text:span text:style-name="T7">105</text:span>]</text:p>
      <text:p text:style-name="P8"/>
      <text:p text:style-name="P8">Найменша <text:span text:style-name="T17">комплексна одиниця словотвірної системи</text:span> називається словотвірним <text:soft-page-break/>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'єднуються за такими рисами:</text:p>
      <text:list xml:id="list27070004" text:style-name="L3">
        <text:list-item>
          <text:p text:style-name="P30">спільністю частиномовної належності твірних слів;</text:p>
        </text:list-item>
        <text:list-item>
          <text:p text:style-name="P30">спільністю (за значенням і структурою) форманта або навіть і способу словотворення (тобто спільністю формального зв'язку між твірним і похідним);</text:p>
        </text:list-item>
        <text:list-item>
          <text:p text:style-name="P30">спільністю словотвірного значення (тобто спільністю семантичного зв'язку між твірним і похідним). Словотвірний тип — це схема побудови слів певної <text:span text:style-name="T17">частини</text:span> мови. </text:p>
        </text:list-item>
      </text:list>
      <text:p text:style-name="P8">Між похідним словом і твірною базою існують такі різновиди семантичних відношень (семантичної мотивації):</text:p>
      <text:list xml:id="list27092228" text:style-name="L4">
        <text:list-item>
          <text:p text:style-name="P31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<text:span text:style-name="T16">→ </text:span><text:span text:style-name="T17">перескладання</text:span> — лексичне значення залишилося незмінним, змінилася морфемна будова (зник інфінітивний суфікс -ти і з'явився іменниковий суфікс -анн-я)\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<text:span text:style-name="T16">→ </text:span>світлість, пишний <text:span text:style-name="T16">→ </text:span>пишність, асфальт <text:span text:style-name="T16">→ </text:span>асфальтовий.</text:p>
        </text:list-item>
        <text:list-item>
          <text:p text:style-name="P31">Мутаційні відношення. При мутації за допомогою словотвірних засобів змінюється лексичне значення (малювати <text:span text:style-name="T16">→ </text:span>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31">а) змінюються: кума <text:span text:style-name="T16">→</text:span> кумувати, куратор <text:span text:style-name="T16">→</text:span> кураторський, купити <text:span text:style-name="T16">→</text:span> купець;</text:p>
          <text:p text:style-name="P31"><text:soft-page-break/>б) не змінюються: Байрон <text:span text:style-name="T16">→</text:span> байронізм, балет <text:span text:style-name="T16">→</text:span> балетник, ліс <text:span text:style-name="T16">→</text:span> лісник, бігун (особа) <text:span text:style-name="T16">→</text:span> бігунок (предмет) тощо.</text:p>
        </text:list-item>
        <text:list-item>
          <text:p text:style-name="P31">Еквівалентні відношення. Лексичне значення похідного при еквівалентних відношеннях є рівноцінним, тотожним значенню словотвірної бази (твірному слову чи словосполученню). Цей тип відношень характерний для таких типів словотворення:</text:p>
          <text:p text:style-name="P31"><text:span text:style-name="T17">а)</text:span> абревіації: ООН — Організація Об'єднаних Націй, профком — профспілковий комітет;</text:p>
          <text:p text:style-name="P31"><text:span text:style-name="T17">б</text:span>) усічення: зам <text:span text:style-name="T16">→</text:span> замісник, спец <text:span text:style-name="T16">→</text:span> спеціаліст, маг <text:span text:style-name="T16">→ </text:span>магнітофон, телек <text:span text:style-name="T16">→ </text:span>телевізор;</text:p>
          <text:p text:style-name="P31"><text:span text:style-name="T17">в</text:span>) універбації (семантичної конденсації): манна каша <text:span text:style-name="T16">→ </text:span>манка, "Вечірній Київ" <text:span text:style-name="T16">→</text:span> "Вечірка", електричний поїзд <text:span text:style-name="T16">→</text:span> електричка, кімната для прання <text:span text:style-name="T16">→ </text:span>пральня.</text:p>
        </text:list-item>
        <text:list-item>
          <text:p text:style-name="P31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31">Модифікаційні відношення виникають при утворенні:</text:p>
          <text:p text:style-name="P31"><text:span text:style-name="T17">а</text:span>) іменників, прикметників і прислівників за допомогою суфіксів суб'єктивної оцінки: відро <text:span text:style-name="T16">→</text:span> відерце, відерко, <text:s/>відеречко; мати <text:span text:style-name="T16">→</text:span> мама, ма, мамуня, матуся; Інна <text:span text:style-name="T16">→</text:span> Інночка, Іннуся; голубий <text:span text:style-name="T16">→</text:span> голубенький, голубуватий;</text:p>
          <text:p text:style-name="P31"><text:span text:style-name="T17">б</text:span>) збірних і одиничних іменників: студент <text:span text:style-name="T16">→</text:span> студентство, професор <text:span text:style-name="T16">→</text:span> професура, горох <text:span text:style-name="T16">→</text:span> горошина;</text:p>
          <text:p text:style-name="P31"><text:span text:style-name="T17">в</text:span>) назв істот із значенням недорослості: лисиця <text:span text:style-name="T16">→</text:span> лисеня, вовк <text:span text:style-name="T16">→ </text:span>вовчата, кіт <text:span text:style-name="T16">→</text:span> котята;</text:p>
          <text:p text:style-name="P31"><text:span text:style-name="T17">г</text:span>) дієслів із значенням обмеженої дії: мовчати <text:span text:style-name="T16">→</text:span> помовчати, сидіти <text:span text:style-name="T16">→</text:span> посидіти, шуміти <text:span text:style-name="T16">→</text:span> відшуміти, говорити <text:span text:style-name="T16">→</text:span> заговорити.</text:p>
        </text:list-item>
      </text:list>
      <text:p text:style-name="P11"><text:soft-page-break/><text:span text:style-name="T17">[Горпинич В. О. Сучасна українська літературна мова. Морфеміка. Словотвір. Морфонологія: Навч. посіб. — К.: Вища шк., 1999.— С. </text:span><text:span text:style-name="T1">99</text:span><text:span text:style-name="T17">—</text:span><text:span text:style-name="T1">100</text:span><text:span text:style-name="T17">]</text:span></text:p>
      <text:p text:style-name="P2"/>
      <text:p text:style-name="P2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11"><text:span text:style-name="T17">загальної схеми побудови слів. Існує два підходи до визначення словотвірного </text:span><text:span text:style-name="T17">значення — вузький і широкий. У вузькому розумінні (І. С. Улуханов) словотвірне значення — це той елемент значення похідного слова, яким воно відрізняється від твірного: Чернігів </text:span><text:span text:style-name="T16">→ </text:span><text:span text:style-name="T17">чернігівець ("той, хто з Чернігова"), жати →</text:span><text:span text:style-name="T16"> </text:span><text:span text:style-name="T17">жнець ("той, хто </text:span><text:span text:style-name="T17">жне"), білий →</text:span><text:span text:style-name="T16"> </text:span><text:span text:style-name="T17">біліти ("виявляти білий колір"), сталь →</text:span><text:span text:style-name="T16"> </text:span><text:span text:style-name="T17">стальний </text:span><text:span text:style-name="T16">(</text:span><text:span text:style-name="T17">"той, що зі сталі"</text:span><text:span text:style-name="T16">)</text:span><text:span text:style-name="T17">. Це "різницеве"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(В. В. Лопатін, О. А. Земська) "під словотвірним значенням мають на увазі загальне категоріальне значення одів, об'єднаних у словотвірний тип, що ґрунтується на семантичному співвідношенні мотивованої і мотивуючої основ", тобто словотвірне значення є спільним для похідних певного типу і виявляється на основі семантичного співвідношення твірних і похідних. Це "сумарне"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Наприклад:</text:span></text:p>
      <text:list xml:id="list27076575" text:style-name="L5">
        <text:list-item>
          <text:p text:style-name="P25"><text:span text:style-name="T17">стріляти </text:span><text:span text:style-name="T16">→ </text:span><text:span text:style-name="T17">стрілець має словотвірне значення "особа за дією";</text:span></text:p>
        </text:list-item>
        <text:list-item>
          <text:p text:style-name="P25"><text:span text:style-name="T17">Суми </text:span><text:span text:style-name="T16">→ </text:span><text:span text:style-name="T17">сумчани має словотвірне значення "особа за місцем проживання";</text:span></text:p>
        </text:list-item>
        <text:list-item>
          <text:p text:style-name="P25"><text:span text:style-name="T17">Україна </text:span><text:span text:style-name="T16">→ </text:span><text:span text:style-name="T17">українець має словотвірне значення "особа за національністю";</text:span></text:p>
        </text:list-item>
        <text:list-item>
          <text:p text:style-name="P25"><text:span text:style-name="T17">соціалізм </text:span><text:span text:style-name="T16">→ </text:span><text:span text:style-name="T17">соціаліст має словотвірне значення "особа за політичними </text:span><text:soft-page-break/><text:span text:style-name="T17">поглядами".</text:span></text:p>
        </text:list-item>
      </text:list>
      <text:p text:style-name="P2">Ці окремі (часткові) словотвірні значення об'єднуються в загальне словотвірне значення "особа за ознакою, названою твірним словом".</text:p>
      <text:p text:style-name="P2">На думку дериватологів (Р. С Манучарян), обидва визначення (і "різницеве", і "сумарне") правомірні і випливають із різних рівнів абстракції ("різницеве" — з вищого рівня, а "сумарне" — з нижчого).</text:p>
      <text:p text:style-name="P11"><text:span text:style-name="T17">[Горпинич В. О. Сучасна українська літературна мова. Морфеміка. Словотвір. Морфонологія: Навч. посіб. — К.: Вища шк., 1999.— С. </text:span><text:span text:style-name="T1">10</text:span><text:span text:style-name="T17">2]</text:span></text:p>
      <text:p text:style-name="P2"/>
      <text:p text:style-name="P11"><text:span text:style-name="T17">У мовознавчій літературі немає чіткого визначення таких лінгвістичних понять, як "словотвірна модель", а терміни "модель" і "тип" вживаються як синоніми, які </text:span><text:span text:style-name="T17">наділяються тим змістом, що й поняття "тип".</text:span></text:p>
      <text:p text:style-name="P2">Одні дериватологи вважають, що "модель" — це структурна схема похідних слів з афіксами і категоріальною характеристикою твірної основи, наприклад: основа дієслова + шель ( + система флексій II відміни), основа прикметника + ість ( + система флексій III відміни) (Н. Янко-Триницька).</text:p>
      <text:p text:style-name="P11"><text:span text:style-name="T17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</text:span><text:span text:style-name="T16">→ </text:span><text:span text:style-name="T17">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</text:span><text:span text:style-name="T16">→ </text:span><text:span text:style-name="T17">рівенський (рівьн+ьский </text:span><text:span text:style-name="T16">→ </text:span><text:span text:style-name="T17"><text:s/>рівненс'кий</text:span><text:span text:style-name="T16">).</text:span></text:p>
      <text:p text:style-name="P2">Складниками моделі є:</text:p>
      <text:list xml:id="list27085477" text:style-name="L6">
        <text:list-item>
          <text:p text:style-name="P32">основа твірного слова як компонент семантичної бази похідного (тема <text:soft-page-break/>похідного);</text:p>
        </text:list-item>
        <text:list-item>
          <text:p text:style-name="P32">дериватор як носій нового значення похідного (рема похідного);</text:p>
        </text:list-item>
        <text:list-item>
          <text:p text:style-name="P26"><text:span text:style-name="T17">морфонологічні явища як засоби сполучуваності твірного слова з дериватором: вухо </text:span><text:span text:style-name="T16">→ </text:span><text:span text:style-name="T17">вушний (тема вух-, рема -н-ий, морфонологічні явища х : ш і перехід наголосу з кореня на закінчення).</text:span></text:p>
        </text:list-item>
      </text:list>
      <text:p text:style-name="P2">Моделі поділяються на групи за частинами мови похідних: іменникові, 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власні суфікси.</text:p>
      <text:p text:style-name="P2">Словотвірні моделі розрізняються і за характером морфонологічних явищ. За цією ознакою виділяються моделі:</text:p>
      <text:list xml:id="list27074006" text:style-name="L7">
        <text:list-item>
          <text:p text:style-name="P27"><text:span text:style-name="T17">з усіченням (елізією) і без нього: Шебелинка </text:span><text:span text:style-name="T16">→ </text:span><text:span text:style-name="T17">шебелин(ка)ський, Харків </text:span><text:span text:style-name="T16">→ </text:span><text:span text:style-name="T17">харківський;</text:span></text:p>
        </text:list-item>
        <text:list-item>
          <text:p text:style-name="P27"><text:span text:style-name="T17">з інтерфіксацією і без неї: Борзна </text:span><text:span text:style-name="T16">→ </text:span><text:span text:style-name="T17">борзн-ян-ський, Ніжин </text:span><text:span text:style-name="T16">→ </text:span><text:span text:style-name="T17">ніжинський;</text:span></text:p>
        </text:list-item>
        <text:list-item>
          <text:p text:style-name="P27"><text:span text:style-name="T17">з чергуванням і без нього: Кривий Ріг </text:span><text:span text:style-name="T16">→ </text:span><text:span text:style-name="T17">криворізький, Полтава </text:span><text:span text:style-name="T16">→ </text:span><text:span text:style-name="T17">полтавський;</text:span></text:p>
        </text:list-item>
        <text:list-item>
          <text:p text:style-name="P27"><text:span text:style-name="T17">з накладанням і без нього: Одеса </text:span><text:span text:style-name="T16">→ </text:span><text:span text:style-name="T17">одеський (одес+ський), Глухів </text:span><text:span text:style-name="T16">→ </text:span><text:span text:style-name="T17">глухівський;</text:span></text:p>
        </text:list-item>
        <text:list-item>
          <text:p text:style-name="P27"><text:span text:style-name="T17">зі зміною наголосу і без неї: Одеса </text:span><text:span text:style-name="T16">→ </text:span><text:span text:style-name="T17"><text:s/>одесити, Херсон </text:span><text:span text:style-name="T16">→ </text:span><text:span text:style-name="T17">херсонці.</text:span></text:p>
        </text:list-item>
      </text:list>
      <text:p text:style-name="P11"><text:span text:style-name="T17">[Горпинич В. О. Сучасна українська літературна мова. Морфеміка. Словотвір. Морфонологія: Навч. посіб. — К.: Вища шк., 1999.— С. </text:span><text:span text:style-name="T1">10</text:span><text:span text:style-name="T17">6—107]</text:span></text:p>
      <text:p text:style-name="P2"/>
      <text:p text:style-name="P2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27081298" text:style-name="L8">
        <text:list-item>
          <text:p text:style-name="P28"><text:span text:style-name="T17">дарувати </text:span><text:span text:style-name="T16">→ </text:span><text:span text:style-name="T17">дарунок — тут спільна частина дару-, до якої приєднується формант -нок;</text:span></text:p>
        </text:list-item>
        <text:list-item>
          <text:p text:style-name="P28"><text:soft-page-break/><text:span text:style-name="T17">білий сніг </text:span><text:span text:style-name="T16">→ </text:span><text:span text:style-name="T17">білосніжний — спільна частина біл-...сніг (сніж), до якої приєднується формант -о-...-ний.</text:span></text:p>
        </text:list-item>
      </text:list>
      <text:p text:style-name="P11"><text:span text:style-name="T17">[Горпинич В. О. Сучасна українська літературна мова. Морфеміка. Словотвір. Морфонологія: Навч. посіб. — К.: Вища шк., 1999.— С. </text:span><text:span text:style-name="T16">110]</text:span></text:p>
      <text:p text:style-name="P5"/>
      <text:p text:style-name="P5">Науково прийнятного визначення способу словотворення сучасна лінгвістика ще не сформулювала. Існують такі визначення:</text:p>
      <text:list xml:id="list27068795" text:style-name="L9">
        <text:list-item>
          <text:p text:style-name="P43">"Спосіб словотворення — це спосіб змінювання твірного слова чи словосполучення, внаслідок якого виникає нова лексична одиниця" або "формальна схема побудови похідного слова" (М. В. Нємченко);</text:p>
        </text:list-item>
        <text:list-item>
          <text:p text:style-name="P43">"Способом словотворення називаються ті дії, які здійснює мова, утворюючи нове слово" (Б. М. Головін);</text:p>
        </text:list-item>
        <text:list-item>
          <text:p text:style-name="P29"><text:span text:style-name="T16">"Під способами словотворення слід розуміти тип словотворення або метод, </text:span><text:span text:style-name="T16">за допомогою якого утворене те чи інше слово" (М. Д. Степанова);</text:span></text:p>
        </text:list-item>
        <text:list-item>
          <text:p text:style-name="P43">"Способи словотворення — це узагальнено-диференційоване визначення того, як утворені й утворюються нові слова" (О. І. Моісеєв);</text:p>
        </text:list-item>
        <text:list-item>
          <text:p text:style-name="P43">"Способи словотворення — це групи похідних слів, об'єднаних основним компонентом форманта" (О. М. Тихонов).</text:p>
          <text:p text:style-name="P43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11"><text:span text:style-name="T16">Існу</text:span><text:span text:style-name="T17">ють</text:span><text:span text:style-name="T16"> дві основні класифікації способів словотворення:</text:span></text:p>
      <text:list xml:id="list27081282" text:style-name="L10">
        <text:list-item>
          <text:p text:style-name="P44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44">за видом словотвірних формантів, точніше, за основними компонентами словотвірних формантів.</text:p>
        </text:list-item>
      </text:list>
      <text:p text:style-name="P11"><text:span text:style-name="T17">У цій дипломній роботі ми будемо використовувати останню. </text:span><text:span text:style-name="T16">За </text:span><text:span text:style-name="T17">цією </text:span><text:soft-page-break/><text:span text:style-name="T17">класифікацією в</text:span><text:span text:style-name="T16">иділяються способи словотворення, </text:span><text:span text:style-name="T17">наведені у таблиці</text:span><text:span text:style-name="T16">:</text:span></text:p>
      <text:p text:style-name="P5"/>
      <text:p text:style-name="P2">Таблиця способів словотворенн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Спосіб словотвору</text:p>
          </table:table-cell>
          <table:table-cell table:style-name="Таблица1.A1" office:value-type="string">
            <text:p text:style-name="P21">У чому полягає спосіб творення</text:p>
          </table:table-cell>
          <table:table-cell table:style-name="Таблица1.D1" office:value-type="string">
            <text:p text:style-name="P21">Приклади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6">Суфіксальний</text:p>
          </table:table-cell>
          <table:table-cell table:style-name="Таблица1.A2" office:value-type="string">
            <text:p text:style-name="P20">Творення нових слів за допомогою суфіксальних формантів</text:p>
          </table:table-cell>
          <table:table-cell table:style-name="Таблица1.D2" office:value-type="string">
            <text:p text:style-name="P20">Низьк-ий → низьк-о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6">Префіксальний</text:p>
          </table:table-cell>
          <table:table-cell table:style-name="Таблица1.A2" office:value-type="string">
            <text:p text:style-name="P20">Утворення нових слів шляхом приєднання префіксального форманта до твірної бази</text:p>
          </table:table-cell>
          <table:table-cell table:style-name="Таблица1.D2" office:value-type="string">
            <text:p text:style-name="P20">День → перед-день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6">Постфіксальний</text:p>
          </table:table-cell>
          <table:table-cell table:style-name="Таблица1.A2" office:value-type="string">
            <text:p text:style-name="P20">Утворення нових слів за допомогою постфіксів</text:p>
          </table:table-cell>
          <table:table-cell table:style-name="Таблица1.D2" office:value-type="string">
            <text:p text:style-name="P12"><text:span text:style-name="T17">Навчати </text:span><text:span text:style-name="T16">→ </text:span><text:span text:style-name="T17">навчати-ся</text:span></text:p>
          </table:table-cell>
        </table:table-row>
        <table:table-row>
          <table:table-cell table:style-name="Таблица1.A2" office:value-type="string">
            <text:p text:style-name="P21">4</text:p>
          </table:table-cell>
          <table:table-cell table:style-name="Таблица1.A2" office:value-type="string">
            <text:p text:style-name="P6">Суфіксально-префіксальний</text:p>
          </table:table-cell>
          <table:table-cell table:style-name="Таблица1.A2" office:value-type="string">
            <text:p text:style-name="P20">Сосіб утворення нових слів шляхом одночасного приєднання префікса і суфікса</text:p>
          </table:table-cell>
          <table:table-cell table:style-name="Таблица1.D2" office:value-type="string">
            <text:p text:style-name="P3">Берег <text:span text:style-name="T16">→ </text:span>при-береж-ний</text:p>
          </table:table-cell>
        </table:table-row>
        <table:table-row>
          <table:table-cell table:style-name="Таблица1.A2" office:value-type="string">
            <text:p text:style-name="P21">5</text:p>
          </table:table-cell>
          <table:table-cell table:style-name="Таблица1.A2" office:value-type="string">
            <text:p text:style-name="P12"><text:span text:style-name="T17">С</text:span><text:span text:style-name="T16">уфіксально-постфіксальний</text:span></text:p>
          </table:table-cell>
          <table:table-cell table:style-name="Таблица1.A2" office:value-type="string">
            <text:p text:style-name="P20">Творення полягає в одночасному приєднанні до твірної основи суфікса і постфікса</text:p>
          </table:table-cell>
          <table:table-cell table:style-name="Таблица1.D2" office:value-type="string">
            <text:p text:style-name="P22">Кристал <text:span text:style-name="T16">→ <text:s/></text:span>кристал-ізувати-<text:span text:style-name="T16">ся</text:span></text:p>
          </table:table-cell>
        </table:table-row>
        <table:table-row>
          <table:table-cell table:style-name="Таблица1.A2" office:value-type="string">
            <text:p text:style-name="P21">6</text:p>
          </table:table-cell>
          <table:table-cell table:style-name="Таблица1.A2" office:value-type="string">
            <text:p text:style-name="P6">Суфіксально-префіксально-постфіксальний</text:p>
          </table:table-cell>
          <table:table-cell table:style-name="Таблица1.A2" office:value-type="string">
            <text:p text:style-name="P20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Таблица1.D2" office:value-type="string">
            <text:p text:style-name="P20">Щедр-ий → роз-щедр-и-ти-ся</text:p>
          </table:table-cell>
        </table:table-row>
        <table:table-row>
          <table:table-cell table:style-name="Таблица1.A2" office:value-type="string">
            <text:p text:style-name="P21">7</text:p>
          </table:table-cell>
          <table:table-cell table:style-name="Таблица1.A2" office:value-type="string">
            <text:p text:style-name="P6">Префіксально-постфіксальний</text:p>
          </table:table-cell>
          <table:table-cell table:style-name="Таблица1.A2" office:value-type="string">
            <text:p text:style-name="P20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Таблица1.D2" office:value-type="string">
            <text:p text:style-name="P22">Їсти <text:span text:style-name="T16">→ <text:s/></text:span>на-їсти-<text:span text:style-name="T16">ся</text:span></text:p>
          </table:table-cell>
        </table:table-row>
        <table:table-row>
          <table:table-cell table:style-name="Таблица1.A2" office:value-type="string">
            <text:p text:style-name="P21">8</text:p>
          </table:table-cell>
          <table:table-cell table:style-name="Таблица1.A2" office:value-type="string">
            <text:p text:style-name="P6">Основоскладання</text:p>
          </table:table-cell>
          <table:table-cell table:style-name="Таблица1.A2" office:value-type="string">
            <text:p text:style-name="P20">Поєднання кількох слів за допомогою інтерфіксів о, е або без них</text:p>
          </table:table-cell>
          <table:table-cell table:style-name="Таблица1.D2" office:value-type="string">
            <text:p text:style-name="P20">Сухофрукти</text:p>
          </table:table-cell>
        </table:table-row>
        <text:soft-page-break/>
        <table:table-row>
          <table:table-cell table:style-name="Таблица1.A2" office:value-type="string">
            <text:p text:style-name="P21">9</text:p>
          </table:table-cell>
          <table:table-cell table:style-name="Таблица1.A2" office:value-type="string">
            <text:p text:style-name="P6">Словоскладання</text:p>
          </table:table-cell>
          <table:table-cell table:style-name="Таблица1.A2" office:value-type="string">
            <text:p text:style-name="P20">Різновид морфрлогічного словотворення, при якому нове слово утворюється шляхом об<text:span text:style-name="T16">'</text:span>єднання в одне ціле двох чи більше слів</text:p>
          </table:table-cell>
          <table:table-cell table:style-name="Таблица1.D2" office:value-type="string">
            <text:p text:style-name="P20">Чорно-синій</text:p>
          </table:table-cell>
        </table:table-row>
        <table:table-row>
          <table:table-cell table:style-name="Таблица1.A2" office:value-type="string">
            <text:p text:style-name="P21">10</text:p>
          </table:table-cell>
          <table:table-cell table:style-name="Таблица1.A2" office:value-type="string">
            <text:p text:style-name="P6">Абревіатурний</text:p>
          </table:table-cell>
          <table:table-cell table:style-name="Таблица1.A2" office:value-type="string">
            <text:p text:style-name="P22">Спосіб, при якому похідне слово утворюється з<text:span text:style-name="T16">'</text:span>єднанням компонентів кількох слів</text:p>
          </table:table-cell>
          <table:table-cell table:style-name="Таблица1.D2" office:value-type="string">
            <text:p text:style-name="P22">Ужну</text:p>
          </table:table-cell>
        </table:table-row>
        <table:table-row>
          <table:table-cell table:style-name="Таблица1.A2" office:value-type="string">
            <text:p text:style-name="P21">11</text:p>
          </table:table-cell>
          <table:table-cell table:style-name="Таблица1.A2" office:value-type="string">
            <text:p text:style-name="P6">Зрощення</text:p>
          </table:table-cell>
          <table:table-cell table:style-name="Таблица1.A2" office:value-type="string">
            <text:p text:style-name="P20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Таблица1.D2" office:value-type="string">
            <text:p text:style-name="P20">Добра ніч → добраніч</text:p>
          </table:table-cell>
        </table:table-row>
        <table:table-row>
          <table:table-cell table:style-name="Таблица1.A2" office:value-type="string">
            <text:p text:style-name="P21">12</text:p>
          </table:table-cell>
          <table:table-cell table:style-name="Таблица1.A2" office:value-type="string">
            <text:p text:style-name="P6">Семантичний</text:p>
          </table:table-cell>
          <table:table-cell table:style-name="Таблица1.A2" office:value-type="string">
            <text:p text:style-name="P20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Таблица1.D2" office:value-type="string">
            <text:p text:style-name="P20">Свобода (воля) і “Свобода” (назва газети)</text:p>
          </table:table-cell>
        </table:table-row>
        <table:table-row>
          <table:table-cell table:style-name="Таблица1.A2" office:value-type="string">
            <text:p text:style-name="P21">13</text:p>
          </table:table-cell>
          <table:table-cell table:style-name="Таблица1.A2" office:value-type="string">
            <text:p text:style-name="P6">Універбаційний</text:p>
          </table:table-cell>
          <table:table-cell table:style-name="Таблица1.A2" office:value-type="string">
            <text:p text:style-name="P21">???Спосіб, при якому за допомогою універбації утворюється похідне слово???</text:p>
          </table:table-cell>
          <table:table-cell table:style-name="Таблица1.D2" office:value-type="string">
            <text:p text:style-name="P6">"вечірка" → <text:s/>"вечірній київ"</text:p>
          </table:table-cell>
        </table:table-row>
        <table:table-row>
          <table:table-cell table:style-name="Таблица1.A2" office:value-type="string">
            <text:p text:style-name="P21">14</text:p>
          </table:table-cell>
          <table:table-cell table:style-name="Таблица1.A2" office:value-type="string">
            <text:p text:style-name="P12"><text:span text:style-name="T17">К</text:span><text:span text:style-name="T16">онверсійний</text:span></text:p>
          </table:table-cell>
          <table:table-cell table:style-name="Таблица1.A2" office:value-type="string">
            <text:p text:style-name="P22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Таблица1.D2" office:value-type="string">
            <text:p text:style-name="P6">Наречена</text:p>
          </table:table-cell>
        </table:table-row>
        <table:table-row>
          <table:table-cell table:style-name="Таблица1.A2" office:value-type="string">
            <text:p text:style-name="P21">15</text:p>
          </table:table-cell>
          <table:table-cell table:style-name="Таблица1.A2" office:value-type="string">
            <text:p text:style-name="P6">Флективний</text:p>
          </table:table-cell>
          <table:table-cell table:style-name="Таблица1.A2" office:value-type="string">
            <text:p text:style-name="P22">Спосіб, при якому за допомогою флексій утворюються словоформи</text:p>
          </table:table-cell>
          <table:table-cell table:style-name="Таблица1.D2" office:value-type="string">
            <text:p text:style-name="P9">В<text:span text:style-name="T17">ода </text:span><text:span text:style-name="T16">→ </text:span>води<text:span text:style-name="T16"> → </text:span>водою</text:p>
          </table:table-cell>
        </table:table-row>
        <table:table-row>
          <table:table-cell table:style-name="Таблица1.A2" office:value-type="string">
            <text:p text:style-name="P21">16</text:p>
          </table:table-cell>
          <table:table-cell table:style-name="Таблица1.A2" office:value-type="string">
            <text:p text:style-name="P6">Акцентуаційний</text:p>
          </table:table-cell>
          <table:table-cell table:style-name="Таблица1.A2" office:value-type="string">
            <text:p text:style-name="P22">Спосіб, при якому за допомогою зміни наголосу утворюється похідне слово</text:p>
          </table:table-cell>
          <table:table-cell table:style-name="Таблица1.D2" office:value-type="string">
            <text:p text:style-name="P12"><text:span text:style-name="T17">ЗАмок</text:span><text:span text:style-name="T16"> → </text:span><text:span text:style-name="T17">замОк</text:span></text:p>
          </table:table-cell>
        </table:table-row>
      </table:table>
      <text:p text:style-name="P2"/>
      <text:p text:style-name="P11"><text:span text:style-name="T17">[Горпинич В. О. Сучасна українська літературна мова. Морфеміка. Словотвір. </text:span><text:soft-page-break/><text:span text:style-name="T17">Морфонологія: Навч. посіб. — К.: Вища шк., 1999.— С. </text:span><text:span text:style-name="T16">11</text:span><text:span text:style-name="T17">2—113</text:span><text:span text:style-name="T16">]</text:span></text:p>
      <text:p text:style-name="P5"/>
      <text:p text:style-name="P1">Суфіксальний <text:s/>спосіб</text:p>
      <text:p text:style-name="P11"><text:span text:style-name="T16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</text:span><text:span text:style-name="T17">в</text:span><text:span text:style-name="T16">-ий, денн-и-ий, борзн-янськ-ий; числівників — сем-ер-о; дієслова — жир-ува-ти, гик-а-ти; прислівників — </text:span><text:span text:style-name="T17">ш</text:span><text:span text:style-name="T16">видк-о, три-чі, пішк-и.</text:span></text:p>
      <text:p text:style-name="P11"><text:span text:style-name="T17">[Горпинич В. О. Сучасна українська літературна мова. Морфеміка. Словотвір. Морфонологія: Навч. посіб. — К.: Вища шк., 1999.— С. 116</text:span><text:span text:style-name="T16">]</text:span></text:p>
      <text:p text:style-name="P2"/>
      <text:p text:style-name="P2">Суфіксальний спосіб має свої особливості:</text:p>
      <text:list xml:id="list27093395" text:style-name="L11">
        <text:list-item>
          <text:p text:style-name="P33">суфікси приєднуються як до твірної основи, так і до твірного слова (розум <text:span text:style-name="T16">→ </text:span>розуміти);</text:p>
        </text:list-item>
        <text:list-item>
          <text:p text:style-name="P33">сіфікси утворюють слова з новим лексичним значенням (ворог <text:span text:style-name="T16">→ </text:span>ворогувати);</text:p>
        </text:list-item>
        <text:list-item>
          <text:p text:style-name="P33">суфікси утворюють слова з відтінком у значенні (гарний <text:span text:style-name="T16">→ </text:span><text:span text:style-name="T1">гарнесенький</text:span>);</text:p>
        </text:list-item>
        <text:list-item>
          <text:p text:style-name="P33">суфікси мають здатність переводити одну частину мови в іншу (дивний <text:span text:style-name="T16">→ </text:span>дивно);</text:p>
        </text:list-item>
        <text:list-item>
          <text:p text:style-name="P33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<text:span text:style-name="T16">—</text:span> показник жін. р.).</text:p>
        </text:list-item>
      </text:list>
      <text:p text:style-name="P2"/>
      <text:p text:style-name="P2">Суфіксальним способом творяться усі повнозначні частини мови, крім займенника. Суфіксація діє також у межах однієї частини мови, зокрема іменників, прикметників, рідше <text:span text:style-name="T6">—</text:span> дієслів. Наприклад: Україна <text:span text:style-name="T16">→ </text:span>українець.</text:p>
      <text:p text:style-name="P8"><text:soft-page-break/>[<text:span text:style-name="T7">Вакарюк Л., Панцьо С. Українська мова. Морфеміка і словотвір. </text:span><text:span text:style-name="T7">—</text:span><text:span text:style-name="T7"> Тернопіль, 2004, C. </text:span><text:span text:style-name="T9">141</text:span>]</text:p>
      <text:p text:style-name="P8"/>
      <text:p text:style-name="P1">Префіксальний спосіб</text:p>
      <text:p text:style-name="P2">Префіксальний спосіб словотворення <text:span text:style-name="T6">— </text:span><text:span text:style-name="T7">вираження дериваційного значення похідного слова за допомогою перфіксів.</text:span></text:p>
      <text:p text:style-name="P13">Префіксальним способом творяться:</text:p>
      <text:list xml:id="list27067096" text:style-name="L12">
        <text:list-item>
          <text:p text:style-name="P34"><text:span text:style-name="T7">іменники: внук </text:span><text:span text:style-name="T11">→ </text:span><text:span text:style-name="T6">пра</text:span><text:span text:style-name="T7">внук;</text:span></text:p>
        </text:list-item>
        <text:list-item>
          <text:p text:style-name="P34"><text:span text:style-name="T7">прикметники: потужний </text:span><text:span text:style-name="T11">→ </text:span><text:span text:style-name="T7">надпотужний;</text:span></text:p>
        </text:list-item>
        <text:list-item>
          <text:p text:style-name="P34"><text:span text:style-name="T7">дієслова: бути </text:span><text:span text:style-name="T11">→ </text:span><text:span text:style-name="T6">прибути;</text:span></text:p>
        </text:list-item>
        <text:list-item>
          <text:p text:style-name="P34"><text:span text:style-name="T7">прислівники: завтра </text:span><text:span text:style-name="T11">→ </text:span><text:span text:style-name="T7">післязавтра;</text:span></text:p>
        </text:list-item>
      </text:list>
      <text:p text:style-name="P13">Префіксація має свої особливості:</text:p>
      <text:p text:style-name="P13">а) при префіксації твірна основа може формально збігатися з твірним словом: співпраця, прадавній;</text:p>
      <text:p text:style-name="P2"><text:span text:style-name="T7">б) нездатність префікса змінювати частиномовну належність похідного слова: науковий </text:span><text:span text:style-name="T11">→ </text:span><text:span text:style-name="T7">антинауковий;</text:span></text:p>
      <text:p text:style-name="P13">Морфологічні явища префіксального способу:</text:p>
      <text:list xml:id="list27082772" text:style-name="L13">
        <text:list-item>
          <text:p text:style-name="P35"><text:span text:style-name="T7">зміна наголосу: куток </text:span><text:span text:style-name="T11">→ </text:span><text:span text:style-name="T7">закуток;</text:span></text:p>
        </text:list-item>
        <text:list-item>
          <text:p text:style-name="P47">чергування: поїхати, пізнати.</text:p>
        </text:list-item>
      </text:list>
      <text:p text:style-name="P13">У процесі словотворення префікси виконують лише мутаційну функцію:</text:p>
      <text:p text:style-name="P2"><text:span text:style-name="T7">воля </text:span><text:span text:style-name="T11">→ </text:span><text:span text:style-name="T6">неволя,</text:span><text:span text:style-name="T11"> </text:span><text:span text:style-name="T7">вічний</text:span><text:span text:style-name="T6"> </text:span><text:span text:style-name="T11">→ </text:span><text:span text:style-name="T7">правічний</text:span><text:span text:style-name="T11">.</text:span></text:p>
      <text:p text:style-name="P2"><text:span text:style-name="T7">Активними засобами префікси виступають у сфері дієслова, утворюючи видові пари: читати </text:span><text:span text:style-name="T6">— </text:span><text:span text:style-name="T7">прочитати, перечитати, вичитати, зачитати, підчитати.</text:span></text:p>
      <text:p text:style-name="P8"><text:span text:style-name="T7">[Вакарюк Л., Панцьо С. Українська мова. Морфеміка і словотвір. — Тернопіль, 2004, C. </text:span><text:span text:style-name="T9">14</text:span><text:span text:style-name="T11">5</text:span><text:span text:style-name="T7">]</text:span></text:p>
      <text:p text:style-name="P17"/>
      <text:p text:style-name="P14"><text:soft-page-break/>Постфіксальний спосіб</text:p>
      <text:p text:style-name="P2"><text:span text:style-name="T7">В українській мові виділяється п</text:span><text:span text:style-name="T11">'</text:span><text:span text:style-name="T7">ять постфіксів:</text:span></text:p>
      <text:list xml:id="list27079759" text:style-name="L14">
        <text:list-item>
          <text:p text:style-name="P36"><text:span text:style-name="T7">постфікс -ся вживається при дієслівних основах: витирати </text:span><text:span text:style-name="T11">→ </text:span><text:span text:style-name="T7">витиратися</text:span></text:p>
        </text:list-item>
        <text:list-item>
          <text:p text:style-name="P48"><text:s/>постфікс -сь вживається при займенникових і прислівникових основах: хтось, щось;</text:p>
        </text:list-item>
        <text:list-item>
          <text:p text:style-name="P48"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48">постфікс -будь (нерегулярний): хто-будь, що-будь</text:p>
        </text:list-item>
        <text:list-item>
          <text:p text:style-name="P48">постфікс -то (нерегулярний): десь-то, якось-то.</text:p>
        </text:list-item>
      </text:list>
      <text:p text:style-name="P2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/text:p>
      <text:p text:style-name="P2"><text:span text:style-name="T11">[</text:span><text:span text:style-name="T7">Горпинич В. О. Сучасна українська літературна мова. Морфеміка. Словотвір. </text:span><text:span text:style-name="T7">Морфонологія: Навч. посіб. — К.: Вища шк., 1999.— С. 120</text:span><text:span text:style-name="T11">]</text:span></text:p>
      <text:p text:style-name="P18"/>
      <text:p text:style-name="P7"><text:span text:style-name="T4">Суфіксально-префіксальний </text:span><text:span text:style-name="T8">спосіб</text:span></text:p>
      <text:p text:style-name="P15">Суфіксально-префіксальним способом утворюються усі основні частини мови:</text:p>
      <text:list xml:id="list27082551" text:style-name="L15">
        <text:list-item>
          <text:p text:style-name="P49">іменики;</text:p>
        </text:list-item>
        <text:list-item>
          <text:p text:style-name="P49">прикметники;</text:p>
        </text:list-item>
        <text:list-item>
          <text:p text:style-name="P49">дієслова;</text:p>
        </text:list-item>
        <text:list-item>
          <text:p text:style-name="P49">прислівники.</text:p>
        </text:list-item>
      </text:list>
      <text:p text:style-name="P15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<text:soft-page-break/>малопродуктивними.</text:p>
      <text:p text:style-name="P15">[Вакарюк Л., Панцьо С. Українська мова. Морфеміка і словотвір. — Тернопіль, 2004, C. 146]</text:p>
      <text:p text:style-name="P15"/>
      <text:p text:style-name="P15">Нерідко трапляється така структура ізольованого слова, яка допускає неоднозначне тлумачення; наприклад, слово безграмотність:</text:p>
      <text:list xml:id="list27092558" text:style-name="L16">
        <text:list-item>
          <text:p text:style-name="P50">якщо його співвідносити з прийменниково-відмінковою формою без грамоти, слід говорити про суфіксально-префіксальний спосіб: без+грамот(и) + ність = безграмотність;</text:p>
        </text:list-item>
        <text:list-item>
          <text:p text:style-name="P50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50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"Перед нами поле, що не має </text:p>
        </text:list-item>
      </text:list>
      <text:p text:style-name="P9"><text:span text:style-name="T8">меж. Ця безмежність приваблює" (тут суфіксально-префіксальний спосіб: безмеж </text:span><text:span text:style-name="T10">→ </text:span><text:span text:style-name="T8">без+меж+ність)</text:span><text:span text:style-name="T10">;</text:span><text:span text:style-name="T8"> "Перед нами безмежне поле. Ця безмежність приваблює" (тут суфіксація: безмежний </text:span><text:span text:style-name="T10">→ </text:span><text:span text:style-name="T8">безмежн + ість).</text:span></text:p>
      <text:p text:style-name="P9"><text:span text:style-name="T8">До суфіксально-префіксальних утворень належать похідні, в яких суфіксальний </text:span><text:span text:style-name="T8">компонент форманта виражається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10">→ </text:span><text:span text:style-name="T8">Полісся, бік </text:span><text:span text:style-name="T10">→ </text:span><text:span text:style-name="T8">узбіччя, звук </text:span><text:span text:style-name="T10">→ </text:span><text:span text:style-name="T8">співзвучний, час </text:span><text:span text:style-name="T10">→ </text:span><text:span text:style-name="T8">сучасний; низ </text:span><text:span text:style-name="T10">→ </text:span><text:span text:style-name="T8">понизити, кров </text:span><text:span text:style-name="T10">→ </text:span><text:span text:style-name="T8">знекровити; наш </text:span><text:span text:style-name="T10">→ </text:span><text:span text:style-name="T8">по-нашому, добрий </text:span><text:span text:style-name="T10">→ </text:span><text:span text:style-name="T8">по-доброму.</text:span></text:p>
      <text:p text:style-name="P3"><text:span text:style-name="T10">[</text:span><text:span text:style-name="T4">Горпинич В. О. Сучасна українська літературна мова. Морфеміка. Словотвір. Морфонологія: Навч. посіб. — К.: Вища шк., 1999.— С. 122</text:span><text:span text:style-name="T10">]</text:span></text:p>
      <text:p text:style-name="P19"/>
      <text:p text:style-name="P4"><text:span text:style-name="T4">С</text:span><text:span text:style-name="T10">уфіксально-постфіксальний </text:span><text:span text:style-name="T4">спосіб</text:span></text:p>
      <text:p text:style-name="P15"><text:soft-page-break/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27090533" text:style-name="L17">
        <text:list-item>
          <text:p text:style-name="P37"><text:span text:style-name="T4">-а-ти: брат </text:span><text:span text:style-name="T10">→ </text:span><text:span text:style-name="T4">брататися;</text:span></text:p>
        </text:list-item>
        <text:list-item>
          <text:p text:style-name="P37"><text:span text:style-name="T4">-и-ти: гніздо </text:span><text:span text:style-name="T10">→ </text:span><text:span text:style-name="T4">гніздитися;</text:span></text:p>
        </text:list-item>
        <text:list-item>
          <text:p text:style-name="P37"><text:span text:style-name="T4">-ува-ти: краса </text:span><text:span text:style-name="T10">→ </text:span><text:span text:style-name="T4">красуватися;</text:span></text:p>
        </text:list-item>
        <text:list-item>
          <text:p text:style-name="P37"><text:span text:style-name="T4">-і-ти: видно </text:span><text:span text:style-name="T10">→ </text:span><text:span text:style-name="T4">виднітися.</text:span></text:p>
        </text:list-item>
      </text:list>
      <text:p text:style-name="P15">Суфіксально-постфіксальний спосіб утворює похідні слова з новим значеням і новою частиномовною належністю.</text:p>
      <text:p text:style-name="P15">[Вакарюк Л., Панцьо С. Українська мова. Морфеміка і словотвір. — Тернопіль, 2004, C. 150]</text:p>
      <text:p text:style-name="P15"/>
      <text:p text:style-name="P16">Суфіксально-префіксально-постфіксальний спосіб</text:p>
      <text:p text:style-name="P15">Формантом є поєднання префікса, суфікса і постфікса. Можливі лише у сфері дієслова. Твірною базою дериватів виступають:</text:p>
      <text:list xml:id="list27074592" text:style-name="L18">
        <text:list-item>
          <text:p text:style-name="P59"><text:span text:style-name="T12">іменники: сміх </text:span><text:span text:style-name="T13">→ </text:span><text:span text:style-name="T12">посміхатися;</text:span></text:p>
        </text:list-item>
        <text:list-item>
          <text:p text:style-name="P59"><text:span text:style-name="T12">априкметники: <text:s/>щедрий </text:span><text:span text:style-name="T13">→ </text:span><text:span text:style-name="T12">розщедритися;</text:span></text:p>
        </text:list-item>
        <text:list-item>
          <text:p text:style-name="P59"><text:span text:style-name="T12">дієслова: дзвонити </text:span><text:span text:style-name="T13">→ </text:span><text:span text:style-name="T12">передзвонюватися.</text:span></text:p>
        </text:list-item>
      </text:list>
      <text:p text:style-name="P9"><text:span text:style-name="T8">[Вакарюк Л., Панцьо С. Українська мова. Морфеміка і словотвір. — Тернопіль, </text:span><text:span text:style-name="T8">2004, C. 151]</text:span></text:p>
      <text:p text:style-name="P15"/>
      <text:p text:style-name="P4"><text:span text:style-name="T10">Префіксально-постфіксальний </text:span><text:span text:style-name="T4">спосіб</text:span></text:p>
      <text:p text:style-name="P15">Твірною базою служать дієслова недоконаного виду. Виконується для утворення дієслів. У префіксально-постфіксальному способі формантом є постфікс -ся і такі префікси:</text:p>
      <text:list xml:id="list27084614" text:style-name="L19">
        <text:list-item>
          <text:p text:style-name="P38"><text:span text:style-name="T4">в-: думати </text:span><text:span text:style-name="T10">→ </text:span><text:span text:style-name="T4">вдуматися;</text:span></text:p>
        </text:list-item>
        <text:list-item>
          <text:p text:style-name="P38"><text:soft-page-break/><text:span text:style-name="T4">ви-: бігати </text:span><text:span text:style-name="T10">→ </text:span><text:span text:style-name="T4">вибігатися;</text:span></text:p>
        </text:list-item>
        <text:list-item>
          <text:p text:style-name="P38"><text:span text:style-name="T4">від-: мовчати </text:span><text:span text:style-name="T10">→ </text:span><text:span text:style-name="T5">в</text:span><text:span text:style-name="T4">ідмовчатися;</text:span></text:p>
        </text:list-item>
        <text:list-item>
          <text:p text:style-name="P38"><text:span text:style-name="T4">за-: горіти </text:span><text:span text:style-name="T10">→ </text:span><text:span text:style-name="T4">загорітися;</text:span></text:p>
        </text:list-item>
        <text:list-item>
          <text:p text:style-name="P38"><text:span text:style-name="T4">на-: воювати </text:span><text:span text:style-name="T10">→ </text:span><text:span text:style-name="T4">навоюватися;</text:span></text:p>
        </text:list-item>
        <text:list-item>
          <text:p text:style-name="P38"><text:span text:style-name="T4">до-: копати </text:span><text:span text:style-name="T10">→ </text:span><text:span text:style-name="T4">докопатися;</text:span></text:p>
        </text:list-item>
        <text:list-item>
          <text:p text:style-name="P38"><text:span text:style-name="T4">об-: мовити </text:span><text:span text:style-name="T10">→ </text:span><text:span text:style-name="T4">обмовитися;</text:span></text:p>
        </text:list-item>
        <text:list-item>
          <text:p text:style-name="P38"><text:span text:style-name="T4">роз-: плакати </text:span><text:span text:style-name="T10">→ </text:span><text:span text:style-name="T4">розплакатися;</text:span></text:p>
        </text:list-item>
        <text:list-item>
          <text:p text:style-name="P38"><text:span text:style-name="T4">при-: слухати </text:span><text:span text:style-name="T10">→ </text:span><text:span text:style-name="T4">прислухатися;</text:span></text:p>
        </text:list-item>
        <text:list-item>
          <text:p text:style-name="P38"><text:span text:style-name="T4">про-: рахувати </text:span><text:span text:style-name="T10">→ </text:span><text:span text:style-name="T4">прорахуватися.</text:span></text:p>
        </text:list-item>
      </text:list>
      <text:p text:style-name="P15">Префіксально-постфіксальний спосіб виконує мутаційну функцію (змінює лексичне значення слова, а також зберігає частиномовну належність похідного слова).</text:p>
      <text:p text:style-name="P15">[Вакарюк Л., Панцьо С. Українська мова. Морфеміка і словотвір. — Тернопіль, 2004, C. 150]</text:p>
      <text:p text:style-name="P15"/>
      <text:p text:style-name="P16">Спосіб основоскладання</text:p>
      <text:p text:style-name="P15"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15">За характером словотвірних засобів розрізняють основоскладання:</text:p>
      <text:list xml:id="list27070046" text:style-name="L20">
        <text:list-item>
          <text:p text:style-name="P51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45"><text:span text:style-name="T8">складно-суфіксальне (процес злучення основ у похідне, що супроводжується суфіксацією): стара віра </text:span><text:span text:style-name="T4">→ </text:span><text:span text:style-name="T8">старовірство (стар + о + вір + ство);</text:span></text:p>
        </text:list-item>
        <text:list-item>
          <text:p text:style-name="P51">складно-суфіксально-префіксальне:</text:p>
          <text:p text:style-name="P45"><text:soft-page-break/><text:span text:style-name="T8">а) складно-флективний (похідні слова устворюються основоскладанням, яке завершується за допомогою флексії-суфікса): довгі крила </text:span><text:span text:style-name="T4">→ </text:span><text:span text:style-name="T5">довгокрилий (довг + о + крил + ий);</text:span></text:p>
          <text:p text:style-name="P45"><text:span text:style-name="T8">б) складно-нульовий </text:span><text:span text:style-name="T5">(основоскладання </text:span><text:span text:style-name="T8">завершується</text:span><text:span text:style-name="T5"> нульовою </text:span><text:span text:style-name="T8">суфіксацією</text:span><text:span text:style-name="T5">): </text:span><text:span text:style-name="T8">сталевар, шовкопряд, однолюб.</text:span></text:p>
        </text:list-item>
      </text:list>
      <text:p text:style-name="P6"><text:span text:style-name="T4">[</text:span><text:span text:style-name="T8">Горпинич В. О. Сучасна українська літературна мова. Морфеміка. Словотвір. Морфонологія: Навч. посіб. — К.: Вища шк., 1999.— С. 128—129</text:span><text:span text:style-name="T4">]</text:span></text:p>
      <text:p text:style-name="P19"/>
      <text:p text:style-name="P4"><text:span text:style-name="T4">Спосіб с</text:span><text:span text:style-name="T10">ловоскладання</text:span></text:p>
      <text:p text:style-name="P15">За допомогою словоскладання виражаються:</text:p>
      <text:list xml:id="list27082598" text:style-name="L21">
        <text:list-item>
          <text:p text:style-name="P52">родо-видові відношення (читець-декламатор);</text:p>
        </text:list-item>
        <text:list-item>
          <text:p text:style-name="P52">частина від цілого (бурят-монгол);</text:p>
        </text:list-item>
        <text:list-item>
          <text:p text:style-name="P52">функціональне призначення (салон-перукарня);</text:p>
        </text:list-item>
        <text:list-item>
          <text:p text:style-name="P52">підсилена ознака (перший-ліпший);</text:p>
        </text:list-item>
        <text:list-item>
          <text:p text:style-name="P52">невизначеність (хтозна-звідки);</text:p>
        </text:list-item>
        <text:list-item>
          <text:p text:style-name="P52">визначеність (навік-віки);</text:p>
        </text:list-item>
        <text:list-item>
          <text:p text:style-name="P52">терміни (гамма-проміння);</text:p>
        </text:list-item>
        <text:list-item>
          <text:p text:style-name="P52">народні назви рослин (сон-трава).</text:p>
        </text:list-item>
      </text:list>
      <text:p text:style-name="P15">У системі складних слів існує чисте і змішане словоскладання.</text:p>
      <text:p text:style-name="P15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27076237" text:style-name="L22">
        <text:list-item>
          <text:p text:style-name="P53">Складні іменники, утворені на базі словосполучення іменник + іменник:</text:p>
          <text:p text:style-name="P60"><text:span text:style-name="T12">залізо і цемент </text:span><text:span text:style-name="T13">→ </text:span><text:span text:style-name="T12">залізоцемент.</text:span></text:p>
          <text:p text:style-name="P60"><text:span text:style-name="T12">До цього типу відносимо і похідні слова, в яких у словосполученні один з іменників є вторинним, віддієслівним утворенням і мистить у собі афікси, </text:span><text:soft-page-break/><text:span text:style-name="T12">проте ці віддієслівні іменники існують у мові як самостійні слова, наприклад: оновлення сорту </text:span><text:span text:style-name="T13">→ </text:span><text:span text:style-name="T12">сортооновлення; але результатом складання з суфіксацією будуть композити на зразок білокрівці.</text:span></text:p>
        </text:list-item>
        <text:list-item>
          <text:p text:style-name="P53">Складні іменники, мотивовані сполученням прикметник + іменник:</text:p>
          <text:p text:style-name="P60"><text:span text:style-name="T12">сухі фрукти </text:span><text:span text:style-name="T13">→ </text:span><text:span text:style-name="T12">сухофрукти.</text:span></text:p>
          <text:p text:style-name="P60"><text:span text:style-name="T12">Утворення на зразок жовтобрюх</text:span><text:span text:style-name="T14">Ø, чорноземØ та ін. Належать до змішаного складання (складання з нуль-суфіксацією).</text:span></text:p>
        </text:list-item>
        <text:list-item>
          <text:p text:style-name="P53">Складні іменники, мотивовані сполученням числівник + іменник:</text:p>
          <text:p text:style-name="P60"><text:span text:style-name="T12">перше джерело </text:span><text:span text:style-name="T13">→ </text:span><text:span text:style-name="T12">першоджерело.</text:span></text:p>
        </text:list-item>
        <text:list-item>
          <text:p text:style-name="P53">Іменики, мотивовані сполученням займенник + іменник:</text:p>
          <text:p text:style-name="P53">самоцвіт, самоконтроль.</text:p>
          <text:p text:style-name="P53">У цих утвореннях займенник сам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53">Декілька і менників, утворених на соснові сполучення прислівника та іменника:</text:p>
          <text:p text:style-name="P53">багатоніжка.</text:p>
        </text:list-item>
      </text:list>
      <text:p text:style-name="P15"><text:s/>[Вакарюк Л., Панцьо С. Українська мова. Морфеміка і словотвір. — Тернопіль, 2004, C. 157—158]</text:p>
      <text:p text:style-name="P15"/>
      <text:p text:style-name="P16">Абревіатурний спосіб</text:p>
      <text:p text:style-name="P15">При абревіації з'єднувані компоненти є найчастіше асемантичними частинами слова або окремими звуками, "уламками" слів: колгосп (колективне господарство). Компонентом абревіатури може бути й ціле (неусічене) слово: </text:p>
      <text:list xml:id="list27073460" text:style-name="L23">
        <text:list-item>
          <text:p text:style-name="P54">райрада, земснаряд;</text:p>
        </text:list-item>
        <text:list-item>
          <text:p text:style-name="P54">метробуд, Львівсільмаш, Київметробуд.</text:p>
        </text:list-item>
      </text:list>
      <text:p text:style-name="P15">За допомогою абревіаційного способу утворюються головним чином іменники, <text:soft-page-break/>зрідка — прикметники:</text:p>
      <text:list xml:id="list27078919" text:style-name="L24">
        <text:list-item>
          <text:p text:style-name="P55">лісостеп, медсанбат;</text:p>
        </text:list-item>
        <text:list-item>
          <text:p text:style-name="P55">агітмасовий, культмасовий.</text:p>
        </text:list-item>
      </text:list>
      <text:p text:style-name="P15">За структурою абревіатури поділяються на такі групи:</text:p>
      <text:list xml:id="list27063702" text:style-name="L25">
        <text:list-item>
          <text:p text:style-name="P56">ініціальні — поєднання в абревіатуру початкових звуків або літер: ПТУ</text:p>
        </text:list-item>
        <text:list-item>
          <text:p text:style-name="P56">уламкові — поєднання в абревіатуру асемантичних частин слова: філфак</text:p>
        </text:list-item>
        <text:list-item>
          <text:p text:style-name="P56">змішані — поєднання частин слова з ініціальними звуками (літерами): міськвно;</text:p>
        </text:list-item>
        <text:list-item>
          <text:p text:style-name="P56">усічено-словесні — поєднання частини слова з повноцінним словом: запчастини;</text:p>
        </text:list-item>
        <text:list-item>
          <text:p text:style-name="P56">словоформні — поєднання частини слова з відмінковою словоформою: завкафедрою</text:p>
        </text:list-item>
        <text:list-item>
          <text:p text:style-name="P56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56">ініціально-цифрові: Ту-134.</text:p>
        </text:list-item>
      </text:list>
      <text:p text:style-name="P15">[Горпинич В. О. Сучасна українська літературна мова. Морфеміка. Словотвір. Морфонологія: Навч. посіб. — К.: Вища шк., 1999.— С. 129—130]</text:p>
      <text:p text:style-name="P15"/>
      <text:p text:style-name="P16">Спосіб зрощення</text:p>
      <text:p text:style-name="P6"><text:span text:style-name="T8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4">→ </text:span><text:span text:style-name="T8">вічнозелений.</text:span></text:p>
      <text:p text:style-name="P15">Зрощення в усіх своїх формах тотожні компонентам твірного словосполучення: сьогодні, триста. Проте відмінності існують:</text:p>
      <text:list xml:id="list27079247" text:style-name="L26">
        <text:list-item>
          <text:p text:style-name="P39"><text:span text:style-name="T4">у словосполученнях кілька наголосів, у зрощенні — один: цього дня </text:span><text:span text:style-name="T10">→ <text:s/></text:span><text:span text:style-name="T5">с</text:span><text:span text:style-name="T4">ьогодні</text:span></text:p>
        </text:list-item>
        <text:list-item>
          <text:p text:style-name="P39"><text:span text:style-name="T4">при трансформації словосполучення в зрощення може змінюватися порядок </text:span><text:soft-page-break/><text:span text:style-name="T4">компонентів: плинний швидко (час) </text:span><text:span text:style-name="T10">→ </text:span><text:span text:style-name="T4">швидкоплинний</text:span></text:p>
        </text:list-item>
      </text:list>
      <text:p text:style-name="P15">[Горпинич В. О. Сучасна українська літературна мова. Морфеміка. Словотвір. Морфонологія: Навч. посіб. — К.: Вища шк., 1999.— С. 130]</text:p>
      <text:p text:style-name="P15"/>
      <text:p text:style-name="P16">Семантичний спосіб</text:p>
      <text:p text:style-name="P6"><text:span text:style-name="T8">При семантичному способі не застосовуються спеціальні словотворчі засоби, а формантом виступає зміна семантики. </text:span><text:span text:style-name="T4">[</text:span><text:span text:style-name="T8">Горпинич В. О. Українська словотвірна дериватологія. — Дніпропетровськ, 1998, С. 129</text:span><text:span text:style-name="T4">] </text:span><text:span text:style-name="T8">Семантичний спосіб словотвору заснований на тому, що з колишнього багатозначного слова виділяється омонім, який втрачає семантичний зв</text:span><text:span text:style-name="T4">'</text:span><text:span text:style-name="T8">язок зі значенням цього багатозначного слова і, в результаті додаткового навантаження отримує нове лексичне значення. </text:span><text:span text:style-name="T4">[</text:span><text:span text:style-name="T8">Ковалик И. И. Вопрос</text:span><text:span text:style-name="T5">ы словообразования имен существительных восточнославянских языков в сравнении с другими славянскими языками. </text:span><text:span text:style-name="T8">— </text:span><text:span text:style-name="T5">АДД: Львов, 1961, С. 24</text:span><text:span text:style-name="T4">]</text:span></text:p>
      <text:p text:style-name="P15">Виділяють три різновиди семантичного словотворення:</text:p>
      <text:list xml:id="list27088187" text:style-name="L27">
        <text:list-item>
          <text:p text:style-name="P57">розщеплення полісемічного слова на омоніми: рукав (1) — частина одягу, рукав (2) — ріки;</text:p>
        </text:list-item>
        <text:list-item>
          <text:p text:style-name="P57">концентрація значень фразеологічного звороту в одному опорному слові і в пропуску залежних від нього слів: температура — підвищена (висока температура)</text:p>
        </text:list-item>
        <text:list-item>
          <text:p text:style-name="P40"><text:span text:style-name="T4">існуючим словам дається значення, непов</text:span><text:span text:style-name="T10">'</text:span><text:span text:style-name="T4">язане з основним (умовна номінація)</text:span><text:span text:style-name="T10">:</text:span><text:span text:style-name="T4"> </text:span><text:span text:style-name="T10">[</text:span><text:span text:style-name="T4">Горпинич В. О. Українська словотвірна дериватологія. — Дніпропетровськ, 1998, С. 129</text:span><text:span text:style-name="T10">] </text:span><text:span text:style-name="T4">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3"><text:span text:style-name="T4">При семантичному способі нових слів не виникає, переосмислюються значення </text:span><text:span text:style-name="T4">наявних лексичних одиниць. Це дало підставу деяким мовознавцям розглядати цей </text:span><text:span text:style-name="T4">спосіб як суто лексичне явище, пов</text:span><text:span text:style-name="T10">'</text:span><text:span text:style-name="T4">язане з темами “Полісемія”, “Омонімія”. </text:span><text:soft-page-break/><text:span text:style-name="T10">[</text:span><text:span text:style-name="T5">Потиха З. А. Современное русское словообразование. Пособие для учителя. </text:span><text:span text:style-name="T4">— </text:span><text:span text:style-name="T5">М., 1970, С. 150</text:span><text:span text:style-name="T10">]</text:span></text:p>
      <text:p text:style-name="P15">[Вакарюк Л., Панцьо С. Українська мова. Морфеміка і словотвір. — Тернопіль, 2004, C. 172—173]</text:p>
      <text:p text:style-name="P15"/>
      <text:p text:style-name="P7"><text:span text:style-name="T8">Універбаційний </text:span><text:span text:style-name="T5">спос</text:span><text:span text:style-name="T8">іб</text:span></text:p>
      <text:p text:style-name="P15">ДОПИСАТИ!!!</text:p>
      <text:p text:style-name="P15"/>
      <text:p text:style-name="P7"><text:span text:style-name="T8">К</text:span><text:span text:style-name="T4">онверсійний </text:span><text:span text:style-name="T8">спосіб</text:span></text:p>
      <text:p text:style-name="P6"><text:span text:style-name="T8">Термін "конверсія"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майбутнє (майбутнє життя) і іменник майбутнє (наше майбутнє), дієприкметник придане (майно нареченої) й іменник придане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15">Ø</text:span><text:span text:style-name="T8"> і сол-и-ти.</text:span></text:p>
      <text:p text:style-name="P15">Конверсія — це різновид транспозиції. За її допомогою в українській мові утворюються:</text:p>
      <text:list xml:id="list27080902" text:style-name="L28">
        <text:list-item>
          <text:p text:style-name="P58"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58"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46"><text:span text:style-name="T8">відприкметникові топоніми на -ин, -ів та ін.: Батура </text:span><text:span text:style-name="T4">→ </text:span><text:span text:style-name="T8">Батурин — місто Батурин, Чигар </text:span><text:span text:style-name="T4">→ </text:span><text:span text:style-name="T8">Чигирин — місто Чигирин;</text:span></text:p>
        </text:list-item>
        <text:list-item>
          <text:p text:style-name="P46"><text:span text:style-name="T8">відприкметникові прізвища на -ів, -ин: прикметник Сеня </text:span><text:span text:style-name="T4">→ </text:span><text:span text:style-name="T8">Сенів — </text:span><text:span text:style-name="T8">прізвище Сенів, прикметник Степан </text:span><text:span text:style-name="T4">→ </text:span><text:span text:style-name="T8">Степанів — прізвище Степанів; </text:span><text:soft-page-break/><text:span text:style-name="T8">прикметник Іваниха </text:span><text:span text:style-name="T4">→ </text:span><text:span text:style-name="T8">Іванишин — прізвище Іванишин;</text:span></text:p>
        </text:list-item>
        <text:list-item>
          <text:p text:style-name="P58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58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'єктивація дієприкметників);</text:p>
        </text:list-item>
        <text:list-item>
          <text:p text:style-name="P58">віддієприслівникові прислівники: лежачи, стоячи (пор. у Т. Г. Шевченка: "де люди плачуть живучи");</text:p>
        </text:list-item>
        <text:list-item>
          <text:p text:style-name="P58">відіменникові вигуки: Боже!, Господи!, жах!, горе!, лихо!, матінко!, нене!, мамо! (інтер'єктивація).</text:p>
        </text:list-item>
      </text:list>
      <text:p text:style-name="P15">[Горпинич В. О. Сучасна українська літературна мова. Морфеміка. Словотвір. Морфонологія: Навч. посіб. — К.: Вища шк., 1999.— С. 126—127]</text:p>
      <text:p text:style-name="P6"/>
      <text:p text:style-name="P7"><text:span text:style-name="T4">Флективний </text:span><text:span text:style-name="T8">спосіб</text:span></text:p>
      <text:p text:style-name="P6"><text:span text:style-name="T8">Своєрідність цього способу у тому, що флексія виконує не лише свою основну формотворчу роль, а ще й словотворчу. Словотворчим засобом служить не ізольована морфема, а система флексій, які утворюють парадигму слова. </text:span><text:span text:style-name="T4">[</text:span><text:span text:style-name="T8">Ващук В. О. Флективний спосіб творення похідних іменників // УМВШ. — 1973. — </text:span><text:span text:style-name="T5">№ 10, С. 39</text:span><text:span text:style-name="T8">—</text:span><text:span text:style-name="T5">42</text:span><text:span text:style-name="T4">]</text:span></text:p>
      <text:p text:style-name="P15">До словотворчих флексій відносять:</text:p>
      <text:list xml:id="list27091739" text:style-name="L29">
        <text:list-item>
          <text:p text:style-name="P41"><text:span text:style-name="T4">іменникову флексію -а із семантико-граматичним значенням особи жіночої статі: змій </text:span><text:span text:style-name="T10">→ </text:span><text:span text:style-name="T4">змія;</text:span></text:p>
        </text:list-item>
        <text:list-item>
          <text:p text:style-name="P41"><text:span text:style-name="T4">іменникову флексію -а з ономастичним значенням: Володимир </text:span><text:span text:style-name="T10">→ </text:span><text:span text:style-name="T4">Володимира;</text:span></text:p>
        </text:list-item>
        <text:list-item>
          <text:p text:style-name="P41"><text:span text:style-name="T4">прикметникові флексії із семантико-граматичним значенням відносності -ий, -а, -е: зло </text:span><text:span text:style-name="T10">→ </text:span><text:span text:style-name="T4">злий; присвійності: куниця </text:span><text:span text:style-name="T10">→ </text:span><text:span text:style-name="T4">куничий; флексію -ий у </text:span><text:soft-page-break/><text:span text:style-name="T4">порядкових числівниках: десять </text:span><text:span text:style-name="T10">→ </text:span><text:span text:style-name="T4">десятий.</text:span></text:p>
        </text:list-item>
      </text:list>
      <text:p text:style-name="P15">У цьому ж способі виділяють такі різновиди:</text:p>
      <text:list xml:id="list27064418" text:style-name="L30">
        <text:list-item>
          <text:p text:style-name="P42"><text:span text:style-name="T4">утворення нових слів тієї ж частини мови: Олександр </text:span><text:span text:style-name="T10">→ </text:span><text:span text:style-name="T4">Олександра;</text:span></text:p>
        </text:list-item>
        <text:list-item>
          <text:p text:style-name="P42"><text:span text:style-name="T4">утворення нових слів іншої частини мови: золото </text:span><text:span text:style-name="T10">→ </text:span><text:span text:style-name="T4">золотий.</text:span></text:p>
        </text:list-item>
      </text:list>
      <text:p text:style-name="P15">[Вакарюк Л., Панцьо С. Українська мова. Морфеміка і словотвір. — Тернопіль, 2004, C. 151—152]</text:p>
      <text:p text:style-name="P7"><text:span text:style-name="T4">Акцентуаційний </text:span><text:span text:style-name="T8">спосіб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03-01-01T07:05:35.73</dc:date>
    <meta:editing-duration>PT17H9M22S</meta:editing-duration>
    <meta:editing-cycles>77</meta:editing-cycles>
    <meta:generator>LibreOffice/3.5$Windows_x86 LibreOffice_project/dc9775d-05ecbee-0851ad3-1586698-727bf66</meta:generator>
    <meta:document-statistic meta:table-count="1" meta:image-count="0" meta:object-count="0" meta:page-count="25" meta:paragraph-count="331" meta:word-count="4608" meta:character-count="25818" meta:non-whitespace-character-count="30122"/>
  </office:meta>
</office:document-meta>
</file>